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DejaVu Sans Light" fo:font-size="20pt" fo:font-weight="bold" officeooo:rsid="001911bc" officeooo:paragraph-rsid="001911bc" style:font-size-asian="17.5pt" style:font-weight-asian="bold" style:font-size-complex="20pt" style:font-weight-complex="bold"/>
    </style:style>
    <style:style style:name="P2" style:family="paragraph" style:parent-style-name="Standard">
      <style:text-properties fo:color="#000000" style:font-name="DejaVu Sans Light" fo:font-size="16pt" fo:font-weight="bold" officeooo:rsid="001911bc" officeooo:paragraph-rsid="001911bc" style:font-size-asian="14pt" style:font-weight-asian="bold" style:font-size-complex="16pt" style:font-weight-complex="bold"/>
    </style:style>
    <style:style style:name="P3" style:family="paragraph" style:parent-style-name="Standard">
      <style:text-properties fo:color="#000000" style:font-name="DejaVu Sans Light" fo:font-size="14pt" fo:font-weight="bold" officeooo:rsid="001b0860" officeooo:paragraph-rsid="001b0860" style:font-size-asian="12.25pt" style:font-weight-asian="bold" style:font-size-complex="14pt" style:font-weight-complex="bold"/>
    </style:style>
    <style:style style:name="P4" style:family="paragraph" style:parent-style-name="Standard">
      <style:text-properties fo:color="#000000" style:font-name="DejaVu Sans Light" fo:font-size="16pt" fo:font-weight="normal" officeooo:rsid="001911bc" officeooo:paragraph-rsid="001911bc" style:font-size-asian="14pt" style:font-weight-asian="normal" style:font-size-complex="16pt" style:font-weight-complex="normal"/>
    </style:style>
    <style:style style:name="P5" style:family="paragraph" style:parent-style-name="Standard">
      <style:text-properties fo:color="#000000" style:font-name="DejaVu Sans Light" fo:font-size="12pt" fo:font-weight="normal" officeooo:rsid="001ca943" officeooo:paragraph-rsid="002256a2" style:font-size-asian="10.5pt" style:font-weight-asian="normal" style:font-size-complex="12pt" style:font-weight-complex="normal"/>
    </style:style>
    <style:style style:name="P6" style:family="paragraph" style:parent-style-name="Standard">
      <style:text-properties fo:color="#000000" style:font-name="DejaVu Sans Light" fo:font-size="12pt" fo:font-weight="normal" officeooo:rsid="0023e6a8" officeooo:paragraph-rsid="0023e6a8" style:font-size-asian="10.5pt" style:font-weight-asian="normal" style:font-size-complex="12pt" style:font-weight-complex="normal"/>
    </style:style>
    <style:style style:name="P7" style:family="paragraph" style:parent-style-name="Standard">
      <style:text-properties fo:color="#000000" style:font-name="DejaVu Sans Light" fo:font-size="12pt" fo:font-weight="normal" officeooo:rsid="0024f4fd" officeooo:paragraph-rsid="0024f4fd" style:font-size-asian="10.5pt" style:font-weight-asian="normal" style:font-size-complex="12pt" style:font-weight-complex="normal"/>
    </style:style>
    <style:style style:name="P8" style:family="paragraph" style:parent-style-name="Standard">
      <style:text-properties fo:color="#000000" style:font-name="DejaVu Sans Light" fo:font-size="12pt" fo:font-weight="normal" officeooo:rsid="002ca407" officeooo:paragraph-rsid="002ca407" style:font-size-asian="10.5pt" style:font-weight-asian="normal" style:font-size-complex="12pt" style:font-weight-complex="normal"/>
    </style:style>
    <style:style style:name="P9" style:family="paragraph" style:parent-style-name="Standard">
      <style:text-properties fo:color="#000000" style:font-name="DejaVu Sans Light" fo:font-size="12pt" fo:font-weight="normal" officeooo:rsid="002ca407" officeooo:paragraph-rsid="002dd32e" style:font-size-asian="10.5pt" style:font-weight-asian="normal" style:font-size-complex="12pt" style:font-weight-complex="normal"/>
    </style:style>
    <style:style style:name="P10" style:family="paragraph" style:parent-style-name="Standard">
      <style:text-properties fo:color="#000000" style:font-name="DejaVu Sans Light" fo:font-size="12pt" fo:font-weight="normal" officeooo:rsid="0033852d" officeooo:paragraph-rsid="0033852d" style:font-size-asian="10.5pt" style:font-weight-asian="normal" style:font-size-complex="12pt" style:font-weight-complex="normal"/>
    </style:style>
    <style:style style:name="P11" style:family="paragraph" style:parent-style-name="Standard">
      <style:text-properties fo:color="#000000" style:font-name="DejaVu Sans Light" fo:font-size="12pt" fo:font-weight="normal" officeooo:rsid="003751c9" officeooo:paragraph-rsid="003751c9" style:font-size-asian="10.5pt" style:font-weight-asian="normal" style:font-size-complex="12pt" style:font-weight-complex="normal"/>
    </style:style>
    <style:style style:name="P12" style:family="paragraph" style:parent-style-name="Standard">
      <style:text-properties fo:color="#000000" style:font-name="DejaVu Sans Light" fo:font-size="12pt" fo:font-weight="normal" officeooo:rsid="00382f58" officeooo:paragraph-rsid="00382f58" style:font-size-asian="10.5pt" style:font-weight-asian="normal" style:font-size-complex="12pt" style:font-weight-complex="normal"/>
    </style:style>
    <style:style style:name="P13" style:family="paragraph" style:parent-style-name="Standard">
      <style:text-properties fo:color="#000000" style:font-name="DejaVu Sans Light" fo:font-size="12pt" fo:font-weight="normal" officeooo:rsid="003b0a26" officeooo:paragraph-rsid="003b0a26" style:font-size-asian="10.5pt" style:font-weight-asian="normal" style:font-size-complex="12pt" style:font-weight-complex="normal"/>
    </style:style>
    <style:style style:name="P14" style:family="paragraph" style:parent-style-name="Standard">
      <style:text-properties fo:color="#000000" style:font-name="DejaVu Sans Light" fo:font-size="12pt" fo:font-weight="normal" officeooo:rsid="003c964d" officeooo:paragraph-rsid="003c964d" style:font-size-asian="10.5pt" style:font-weight-asian="normal" style:font-size-complex="12pt" style:font-weight-complex="normal"/>
    </style:style>
    <style:style style:name="P15" style:family="paragraph" style:parent-style-name="Standard">
      <style:text-properties fo:color="#000000" style:font-name="DejaVu Sans Light" fo:font-size="12pt" fo:font-weight="normal" officeooo:rsid="003eeae8" officeooo:paragraph-rsid="003eeae8" style:font-size-asian="10.5pt" style:font-weight-asian="normal" style:font-size-complex="12pt" style:font-weight-complex="normal"/>
    </style:style>
    <style:style style:name="P16" style:family="paragraph" style:parent-style-name="Standard">
      <style:text-properties fo:color="#000000" style:font-name="DejaVu Sans Light" fo:font-size="12pt" fo:font-weight="bold" officeooo:rsid="002f937c" officeooo:paragraph-rsid="002f937c" style:font-size-asian="10.5pt" style:font-weight-asian="bold" style:font-size-complex="12pt" style:font-weight-complex="bold"/>
    </style:style>
    <style:style style:name="P17" style:family="paragraph" style:parent-style-name="Standard">
      <style:text-properties fo:color="#000000" style:font-name="DejaVu Sans Light" fo:font-size="12pt" fo:font-weight="bold" officeooo:rsid="00318f0a" officeooo:paragraph-rsid="00318f0a" style:font-size-asian="10.5pt" style:font-weight-asian="bold" style:font-size-complex="12pt" style:font-weight-complex="bold"/>
    </style:style>
    <style:style style:name="P18" style:family="paragraph" style:parent-style-name="Standard">
      <style:text-properties fo:color="#000000" style:font-name="DejaVu Sans Light" fo:font-size="12pt" fo:font-weight="bold" officeooo:rsid="00382f58" officeooo:paragraph-rsid="00382f58" style:font-size-asian="10.5pt" style:font-weight-asian="bold" style:font-size-complex="12pt" style:font-weight-complex="bold"/>
    </style:style>
    <style:style style:name="P19" style:family="paragraph" style:parent-style-name="Standard">
      <style:text-properties fo:color="#000000" style:font-name="DejaVu Sans Light" fo:font-size="12pt" fo:font-weight="bold" officeooo:rsid="002ca407" officeooo:paragraph-rsid="002ca407" style:font-size-asian="10.5pt" style:font-weight-asian="bold" style:font-size-complex="12pt" style:font-weight-complex="bold"/>
    </style:style>
    <style:style style:name="P20" style:family="paragraph" style:parent-style-name="Standard">
      <style:text-properties fo:color="#000000" style:font-name="DejaVu Sans Light" fo:font-size="12pt" fo:font-weight="bold" officeooo:rsid="002ca407" officeooo:paragraph-rsid="002dd32e" style:font-size-asian="10.5pt" style:font-weight-asian="bold" style:font-size-complex="12pt" style:font-weight-complex="bold"/>
    </style:style>
    <style:style style:name="P21" style:family="paragraph" style:parent-style-name="Standard">
      <style:text-properties fo:color="#000000" style:font-name="DejaVu Sans Light" fo:font-size="12pt" fo:font-weight="bold" officeooo:rsid="003eeae8" officeooo:paragraph-rsid="003eeae8" style:font-size-asian="10.5pt" style:font-weight-asian="bold" style:font-size-complex="12pt" style:font-weight-complex="bold"/>
    </style:style>
    <style:style style:name="P22" style:family="paragraph" style:parent-style-name="Standard">
      <style:text-properties fo:color="#000000" style:font-name="DejaVu Sans Light" fo:font-size="14pt" fo:font-weight="bold" officeooo:rsid="0023e6a8" officeooo:paragraph-rsid="0023e6a8" style:font-size-asian="12.25pt" style:font-weight-asian="bold" style:font-size-complex="14pt" style:font-weight-complex="bold"/>
    </style:style>
    <style:style style:name="P23" style:family="paragraph" style:parent-style-name="Standard">
      <style:text-properties fo:color="#000000" style:font-name="DejaVu Sans Light" fo:font-size="14pt" fo:font-weight="bold" officeooo:rsid="002b7a6f" officeooo:paragraph-rsid="002b7a6f" style:font-size-asian="12.25pt" style:font-weight-asian="bold" style:font-size-complex="14pt" style:font-weight-complex="bold"/>
    </style:style>
    <style:style style:name="P24" style:family="paragraph" style:parent-style-name="Standard">
      <style:text-properties fo:color="#000000" style:font-name="DejaVu Sans Light" fo:font-size="14pt" fo:font-weight="bold" officeooo:rsid="0036e158" officeooo:paragraph-rsid="0036e158" style:font-size-asian="12.25pt" style:font-weight-asian="bold" style:font-size-complex="14pt" style:font-weight-complex="bold"/>
    </style:style>
    <style:style style:name="P25" style:family="paragraph" style:parent-style-name="Standard">
      <style:text-properties fo:color="#ffcc00" style:font-name="DejaVu Sans Light" fo:font-size="20pt" fo:font-weight="normal" officeooo:rsid="001911bc" officeooo:paragraph-rsid="001911bc" style:font-size-asian="17.5pt" style:font-weight-asian="normal" style:font-size-complex="20pt" style:font-weight-complex="normal"/>
    </style:style>
    <style:style style:name="P26" style:family="paragraph" style:parent-style-name="Standard">
      <style:paragraph-properties fo:text-align="end" style:justify-single-word="false"/>
      <style:text-properties style:font-name="DejaVu Sans Light" fo:font-size="20pt" fo:font-weight="bold" officeooo:rsid="001911bc" officeooo:paragraph-rsid="001911bc"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0860" style:font-weight-asian="normal" style:font-weight-complex="normal"/>
    </style:style>
    <style:style style:name="T3" style:family="text">
      <style:text-properties fo:font-weight="normal" officeooo:rsid="00318f0a" style:font-weight-asian="normal" style:font-weight-complex="normal"/>
    </style:style>
    <style:style style:name="T4" style:family="text">
      <style:text-properties fo:font-weight="normal" officeooo:rsid="0033852d" style:font-weight-asian="normal" style:font-weight-complex="normal"/>
    </style:style>
    <style:style style:name="T5" style:family="text">
      <style:text-properties fo:font-weight="normal" officeooo:rsid="00351b32" style:font-weight-asian="normal" style:font-weight-complex="normal"/>
    </style:style>
    <style:style style:name="T6" style:family="text">
      <style:text-properties fo:color="#ffcc00" fo:font-weight="normal" style:font-weight-asian="normal" style:font-weight-complex="normal"/>
    </style:style>
    <style:style style:name="T7" style:family="text">
      <style:text-properties officeooo:rsid="001ca943"/>
    </style:style>
    <style:style style:name="T8" style:family="text">
      <style:text-properties officeooo:rsid="001e2857"/>
    </style:style>
    <style:style style:name="T9" style:family="text">
      <style:text-properties officeooo:rsid="0026e31f"/>
    </style:style>
    <style:style style:name="T10" style:family="text">
      <style:text-properties officeooo:rsid="002dd32e"/>
    </style:style>
    <style:style style:name="T11" style:family="text">
      <style:text-properties fo:font-size="14pt" fo:font-weight="bold" officeooo:rsid="002dd32e"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2dd32e" style:font-weight-asian="bold" style:font-weight-complex="bold"/>
    </style:style>
    <style:style style:name="T14" style:family="text">
      <style:text-properties officeooo:rsid="002f937c"/>
    </style:style>
    <style:style style:name="T15" style:family="text">
      <style:text-properties officeooo:rsid="00393dd2"/>
    </style:style>
    <style:style style:name="T16" style:family="text">
      <style:text-properties officeooo:rsid="003b0a26"/>
    </style:style>
    <style:style style:name="T17" style:family="text">
      <style:text-properties officeooo:rsid="003c964d"/>
    </style:style>
    <style:style style:name="T18" style:family="text">
      <style:text-properties officeooo:rsid="003e5e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7"><text:s text:c="13"/>t</text:span>eam: <text:s text:c="8"/>BB8</text:p>
      <text:p text:style-name="P26"><text:span text:style-name="T7">p</text:span>roject: WAT<text:span text:style-name="T6">hub</text:span></text:p>
      <text:p text:style-name="P1"/>
      <text:p text:style-name="P2"><text:span text:style-name="T7">m</text:span>embers [quest ID, email]:</text:p>
      <text:p text:style-name="P2"><text:span text:style-name="T1">-</text:span> <text:span text:style-name="T1">Mahammad Ismayilzada [mismayil, mismayil@uwaterloo.ca]</text:span></text:p>
      <text:p text:style-name="P4">- Jeyhun Orujlu [jorujlu, jorujlu@uwaterloo.ca]</text:p>
      <text:p text:style-name="P4">- Samir Musali [smusali, smusali@uwaterloo.ca]</text:p>
      <text:p text:style-name="P2"><text:span text:style-name="T1">- Nurlan Masimli [nmasimli, </text:span><text:span text:style-name="T2">nmasimli@uwaterloo.ca</text:span><text:span text:style-name="T1">]</text:span></text:p>
      <text:p text:style-name="P2"/>
      <text:p text:style-name="P3"/>
      <text:p text:style-name="P3"><text:span text:style-name="T7">a</text:span>bout:</text:p>
      <text:p text:style-name="P5">Our project is called WAThub, because we aim to create a social hub for UW students that will allow them to accomplish a lot of things in one unified platform. This will be an Android app and will only be available for UW students. <text:span text:style-name="T8">We made this project selection, because we felt a strong need for this social service among UW students. We think that this project will be quite interesting once it's finished as it will offer many useful features to allow students to study, socialize and share more easily, effectively and collaboratively. Students will be able to</text:span></text:p>
      <text:p text:style-name="P5"><text:span text:style-name="T8">- create their profiles,</text:span></text:p>
      <text:p text:style-name="P5"><text:span text:style-name="T8">- share what is happening around UW campus,</text:span></text:p>
      <text:p text:style-name="P5"><text:span text:style-name="T8">- create group studies and have other people join them,</text:span></text:p>
      <text:p text:style-name="P5"><text:span text:style-name="T8">- ask questions and get help quickly,</text:span></text:p>
      <text:p text:style-name="P5"><text:span text:style-name="T8">- sell and/or buy books more easily,</text:span></text:p>
      <text:p text:style-name="P5"><text:span text:style-name="T8">- look for and/or offer carpooling services and</text:span></text:p>
      <text:p text:style-name="P5"><text:span text:style-name="T8">- directly message people to communicate fast and make new friends.</text:span></text:p>
      <text:p text:style-name="P5">- <text:span text:style-name="T10">vote for posts and comment on them</text:span></text:p>
      <text:p text:style-name="P6">We also think that mobile platform is the ideal application form for this project since all UW students have cellphones and it will be super easy and quick to use, do all the above activities instantaneously whenever and wherever they want.</text:p>
      <text:p text:style-name="P6"/>
      <text:p text:style-name="P22">risks:</text:p>
      <text:p text:style-name="P7">We know that our app is a big project with a lot of features and we believe that we will be able to finish it successfully on time. However, risks always exist and our project might have some risks upon delivery. These include not being able to implement all the functionalities we have in mind for this project, technical problems such as app has bugs and/or is too slow. To minimize the first risk, we tried to only include those core features that are good enough <text:span text:style-name="T9">for our project to be viably useful and reasonable enough in terms of difficulty to be able to finish within available time period. For the other two risks, we will try to write clean code, unit test it as we go and use efficient algorithms whenever we can. </text:span></text:p>
      <text:p text:style-name="P7"/>
      <text:p text:style-name="P7"/>
      <text:p text:style-name="P7"/>
      <text:p text:style-name="P7"><text:soft-page-break/></text:p>
      <text:p text:style-name="P23">functional properties:</text:p>
      <text:p text:style-name="P8"><text:span text:style-name="T16">Our app will allow UW students to do a lot of things in one place and help them study, socialize and share in a more convenient way. This app will unite many useful functionalities in itself to make UW students' lives much easier. </text:span>The project will support following functions:</text:p>
      <text:p text:style-name="P19">- login with UW email address</text:p>
      <text:p text:style-name="P13">Only UW students will be able to sign up for an account on our app and this will be verified by their university email addresses.</text:p>
      <text:p text:style-name="P19">- create a profile and add information about yourself</text:p>
      <text:p text:style-name="P13">Students will be able to create their profiles with an avatar and all other interesting info about them including their bio, interests, contact info, courses they take and etc.</text:p>
      <text:p text:style-name="P19">- share about events that are happening at UW</text:p>
      <text:p text:style-name="P14">Students will quickly share about events happening around campus and all other users will see it in their news feed once they open the app. </text:p>
      <text:p text:style-name="P19">- create/join a group study and share it to have other people join you</text:p>
      <text:p text:style-name="P14">Students will create group study posts that will be open to anyone to join if they want to and this will help them to study together and socialize.</text:p>
      <text:p text:style-name="P19">- sell/buy books</text:p>
      <text:p text:style-name="P14">Students will also be able to post to sell and/or buy a book for a specific course potentially. </text:p>
      <text:p text:style-name="P20">- <text:span text:style-name="T10">offer/find carpooling service</text:span></text:p>
      <text:p text:style-name="P14">Carpooling post type will also be available separately to make this process easier for students </text:p>
      <text:p text:style-name="P20"><text:span text:style-name="T10">- ask a question and get help</text:span></text:p>
      <text:p text:style-name="P14">Students can also ask questions on any course or generally and answer to questions asked already to help other students.</text:p>
      <text:p text:style-name="P20"><text:span text:style-name="T10">- chat with other people</text:span></text:p>
      <text:p text:style-name="P14">We will also provide direct messaging within the app to make it easier for students to contact each other if needed.</text:p>
      <text:p text:style-name="P20"><text:span text:style-name="T10">- search for a specific type of post</text:span></text:p>
      <text:p text:style-name="P14">Probably the most feature of this app will be the search or filter. We will try to add as many filter options as we can to facilitate finding exactly what students want quickly including filtering specific type of posts, searching for specific course book posts, open group studies and many more.</text:p>
      <text:p text:style-name="P20">- <text:span text:style-name="T14">vote for posts and comment on them</text:span></text:p>
      <text:p text:style-name="P14">Finally, students will also be able to vote for interesting posts and comment on them to follow up. <text:span text:style-name="T18">Filtering for most voted posts will also be available.</text:span></text:p>
      <text:p text:style-name="P9"/>
      <text:p text:style-name="P9"><text:span text:style-name="T11">typical user scenarios:</text:span></text:p>
      <text:p text:style-name="P9"><text:span text:style-name="T13">1.</text:span><text:span text:style-name="T10"> You are an UW student and want to attend as many events as you can that are happening at the university. Probably you use different websites or apps to learn about them. But now you just open this app and see what other people have shared recently about what is up around campus. You vote for your favorite posts and/or comment on them and message people to follow up about further details.</text:span></text:p>
      <text:p text:style-name="P10">The benefit is that you get to be aware of events in real time.</text:p>
      <text:p text:style-name="P9"/>
      <text:p text:style-name="P16"><text:soft-page-break/>2. <text:span text:style-name="T1">You are an UW student and you want to study for your </text:span><text:span text:style-name="T3">course midterm together with other people who are also taking the same course. But unfortunately, none of your friends are taking this class and you have not made any friends yet in this class either. What you do is you go to this app and create a group study for this midterm and share it to have other people join you. Once other students expressed their interest in joining you, you agree on the date and place and hence, study together for midterm and in the meantime, make new friends as well. </text:span><text:span text:style-name="T5">The benefit is that you both study and socialize with other people you did not know before.</text:span></text:p>
      <text:p text:style-name="P16"/>
      <text:p text:style-name="P17">3. <text:span text:style-name="T1">You are an UW student and you want to buy a book for your course X and sell a book for course Y. You </text:span><text:span text:style-name="T4">probably post in facebook group and your post is lost among other posts in a few hours. Also you want to search for specific book, but it becomes tedious to find what you need quickly. So, you download this app and post your ad with all the details (course, price, condition etc.) for your course X and also with app's filtering option you search for a book with an exact course code, price range or even condition of the book! </text:span><text:span text:style-name="T5">This is both beneficial and efficient way for exchanging books.</text:span></text:p>
      <text:p text:style-name="P17"/>
      <text:p text:style-name="P24">non-functional properties:</text:p>
      <text:p text:style-name="P11">There are several non-functional properties that our app will need to support in order to deliver a great user experience. Most important ones would be following ones:</text:p>
      <text:p text:style-name="P11"><text:span text:style-name="T12">-</text:span> <text:span text:style-name="T12">performance</text:span></text:p>
      <text:p text:style-name="P12">One of the core (probably the most important) properties of an app is the performance. This includes response time, processing time and query time. Since our app is a social app, users will need to see real time updates, share quickly and search fast. That's why we will try to put more emphasis on this non-functional aspect of the project to make sure our app is reasonably responsive to use.</text:p>
      <text:p text:style-name="P12"/>
      <text:p text:style-name="P12"><text:span text:style-name="T12">-</text:span> <text:span text:style-name="T12">scalability</text:span></text:p>
      <text:p text:style-name="P12">Another core property of our app would be capacity or scalability because of its social network nature. <text:span text:style-name="T15">As a social platform, number of users may increase in the future (which is what we would want as well) and we should take that into consideration when we develop our app. We should make sure that our app is well scalable in its resources, storage and performance as well.</text:span></text:p>
      <text:p text:style-name="P12"/>
      <text:p text:style-name="P18">- <text:span text:style-name="T16">maintainability</text:span></text:p>
      <text:p text:style-name="P13">This property will also be important for our project as its code base gets bigger and bigger. We will need to make sure that we have some standards and documentation on the code so that we can modify/fix it later on when something goes wrong. This also includes complexity issues. We should make our app as simple as possible to understand by high cohesion and low coupling. </text:p>
      <text:p text:style-name="P13"/>
      <text:p text:style-name="P21">- security/privacy</text:p>
      <text:p text:style-name="P15">Since we aim to make this app available for only UW students, we should make sure that the verification step is correct and secure. We will also need to worry about the password encryption and privacy of our users.</text:p>
      <text:p text:style-name="P9"><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3:26:58.067809888</meta:creation-date>
    <dc:date>2016-01-21T23:59:01.488976503</dc:date>
    <meta:editing-duration>PT5H26M30S</meta:editing-duration>
    <meta:editing-cycles>16</meta:editing-cycles>
    <meta:generator>LibreOffice/4.2.8.2$Linux_X86_64 LibreOffice_project/420m0$Build-2</meta:generator>
    <meta:document-statistic meta:table-count="0" meta:image-count="0" meta:object-count="0" meta:page-count="4" meta:paragraph-count="57" meta:word-count="1357" meta:character-count="7626" meta:non-whitespace-character-count="6300"/>
  </office:meta>
</office:document-meta>
</file>